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cm" fo:line-height="100%" fo:text-align="justify"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Heading_20_1" style:list-style-name="WWNum1">
      <style:paragraph-properties fo:margin-left="0.501cm" fo:margin-right="0cm" fo:text-indent="0cm" style:auto-text-indent="false"/>
    </style:style>
    <style:style style:name="P6" style:family="paragraph" style:parent-style-name="Heading_20_2"/>
    <style:style style:name="P7" style:family="paragraph" style:parent-style-name="Title" style:master-page-name="Standard">
      <style:paragraph-properties style:page-number="auto"/>
    </style:style>
    <style:style style:name="P8" style:family="paragraph" style:parent-style-name="Subtitle">
      <style:paragraph-properties fo:text-align="center" style:justify-single-word="false"/>
    </style:style>
    <style:style style:name="P9" style:family="paragraph" style:parent-style-name="Subtitle">
      <style:paragraph-properties fo:text-align="center" style:justify-single-word="false"/>
      <style:text-properties style:font-name="Courier 10 Pitch"/>
    </style:style>
    <style:style style:name="T1" style:family="text">
      <style:text-properties style:font-name="Cambria" fo:font-size="12pt" style:font-size-asian="12pt"/>
    </style:style>
    <style:style style:name="T2" style:family="text">
      <style:text-properties style:font-name="Cambria" fo:font-size="12pt" style:font-size-asian="12pt" style:font-name-complex="Arial" style:font-size-complex="12pt"/>
    </style:style>
    <style:style style:name="T3" style:family="text">
      <style:text-properties style:font-name="Cambria" fo:font-size="12pt" style:font-size-asian="12pt" style:font-size-complex="12pt"/>
    </style:style>
    <style:style style:name="T4" style:family="text">
      <style:text-properties style:font-name="Cambria" fo:font-size="12pt" fo:font-style="italic" style:font-size-asian="12pt" style:font-style-asian="italic" style:font-size-complex="12pt"/>
    </style:style>
    <style:style style:name="T5" style:family="text">
      <style:text-properties style:font-name="Cambria" fo:font-size="12pt" fo:font-weight="bold" style:font-size-asian="12pt" style:font-weight-asian="bold" style:font-size-complex="12pt"/>
    </style:style>
    <style:style style:name="T6" style:family="text">
      <style:text-properties fo:language="en" fo:country="US"/>
    </style:style>
    <style:style style:name="T7" style:family="text">
      <style:text-properties style:font-name="Courier 10 Pitc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kumentacja projektu</text:p>
      <text:p text:style-name="Title">Traffic-Lights</text:p>
      <text:p text:style-name="P9">Autorzy: </text:p>
      <text:p text:style-name="P8"><text:span text:style-name="T7">Jarosław Kornata, Jędrzej Modzelewski, Marcin Stepnowski</text:span></text:p>
      <text:h text:style-name="Heading_20_2" text:outline-level="2">Treść zadania</text:h>
      <text:p text:style-name="P2"><text:span text:style-name="T2">Zamodelować prosty ruch uliczny (kilka ulic i kilka skrzyżowań z sygnalizacją świetlną) oraz</text:span></text:p>
      <text:p text:style-name="P2"><text:span text:style-name="T2">zaimplementować algorytm ewolucyjny optymalizujący parametry czasowe sygnalizatorów.</text:span></text:p>
      <text:h text:style-name="Heading_20_2" text:outline-level="2"/>
      <text:h text:style-name="Heading_20_2" text:outline-level="2">Algorytm rozwiązania zadania</text:h>
      <text:h text:style-name="Heading_20_3" text:outline-level="3">Wybrany algorytm ewolucyjne:</text:h>
      <text:p text:style-name="Text_20_body"><text:tab/>Do naszego programu zastosowaliśmy algorytm ewolucyjny <text:s/><text:span text:style-name="T3">µ + λ. Wydaje nam się on algorytmem odpowiednio dynamicznym w porównaniu z innymi algorytmami. Czas reakcji w przypadku tego zadania jest o wiele ważniejszy niż sam fakt znalezienia rozwiązania na wysokim poziomie, gdyż samochody oczekujące na światło nie będą czekać, aż komputer skończy liczyć i poinformuje uczestników ruchów o znalezionym rozwiązaniu. Algorytm do tego zadania musi spełniać takie wymagania jak:</text:span></text:p>
      <text:list xml:id="list852527637" text:style-name="L1">
        <text:list-item>
          <text:list>
            <text:list-item>
              <text:p text:style-name="P3"><text:span text:style-name="T3">byłby wstanie już w pierwszych 10 pokoleniach dać rezultaty, które można by uznać za wystarczające ( to jest nie powodowałby pogorszenia się stanu na drodze)</text:span></text:p>
            </text:list-item>
            <text:list-item>
              <text:p text:style-name="P3"><text:span text:style-name="T3">dostosowywałby się do zmian panujących w modelu</text:span></text:p>
            </text:list-item>
          </text:list>
        </text:list-item>
      </text:list>
      <text:p text:style-name="Text_20_body"><text:span text:style-name="T3"/></text:p>
      <text:p text:style-name="Text_20_body"><text:span text:style-name="T3"><text:tab/>Jeśli chodzi o wybór początkowy rodziców i wybór sekwencji rodziców do krzyżowania to dobory te są one totalnie losowe. Jeśli zaś chodzi o wybór potomków które przejdą jako populacja do następnego pokolenia, to użytkownik programu może wybrać przy starcie programu jedną z trzech opcji:</text:span></text:p>
      <text:list xml:id="list968351865" text:style-name="L2">
        <text:list-item>
          <text:list>
            <text:list-item>
              <text:p text:style-name="P4"><text:span text:style-name="T3">wybór najlepszych osobników</text:span></text:p>
            </text:list-item>
            <text:list-item>
              <text:p text:style-name="P4"><text:span text:style-name="T3">wybór osobników według zasady ruletki (prawdopodobieństwo wylosowania osobnika zmienia się co 1000 milisekund średniego czasu stania w korku)</text:span></text:p>
            </text:list-item>
            <text:list-item>
              <text:p text:style-name="P4"><text:span text:style-name="T3">wybór osobników według zasady rankingowej (osobnik wyżej w rankingu ma większą szanse na wylosowanie)</text:span></text:p>
            </text:list-item>
          </text:list>
        </text:list-item>
      </text:list>
      <text:h text:style-name="Heading_20_3" text:outline-level="3"><text:soft-page-break/><text:span text:style-name="T3">Model:</text:span></text:h>
      <text:p text:style-name="Text_20_body"><text:span text:style-name="T3"><text:tab/>Modelem w naszym zadaniu będzie plansza składający się z 5 dróg, 2 poziomych i 3 pionowych przecinających się tworząc skrzyżowania. Po drogach tych będą poruszać się samochody wg zasad ruchu przejeżdżając przez skrzyżowanie tylko jeśli będą miały zielone światło. Parametrem zmiennym, które będą poddawane zmianie przez algorytm ewolucyjny będzie długość świateł zielonych i czerwonych w sekwencji świateł. Wynikiem określającym jakość osobników będzie średni czas „stania w korku” na samochód.</text:span></text:p>
      <text:p text:style-name="Text_20_body"><text:span text:style-name="T3"/></text:p>
      <text:h text:style-name="Heading_20_3" text:outline-level="3"><text:span text:style-name="T3"><text:s/>Symulacja:</text:span></text:h>
      <text:p text:style-name="Standard"><text:span text:style-name="T3"><text:tab/>Równolegle do symulacji startować będzie algorytm ewolucyjny który będzie operował na kopii modelu. Przy każdym pokoleniu wygenerowane osobniki, a także rodzice (pamiętajmy, że model się zmienia także i wyniki rodziców będą ulegać zmianie) będą poddawane ocenie, na tej zasadzie że dla każdego osobnika będzie startować oddzielna symulacja w trakcie której nie będą generowane nowe osobniki i <text:s/>trwać będzie aż wszystkie samochody opuszczą planszę. Po ocenie i przygotowaniu nowego pokolenia, następuje aktualizacja parametru w symulacji właściwej na parametry świateł najlepszego osobnika w populacji i przygotowanie kopii modelu dla nowego pokolenia. Dzięki takiego działaniu, algorytm wyszukuje rozwiązanie dla ciągle zmieniającego się modelu, czyli inaczej mówiąc przystosowuje się do zmia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 style:family="paragraph" style:parent-style-name="Standard" style:next-style-name="Subtitle" style:default-outline-level="">
      <style:paragraph-properties fo:margin-top="0cm" fo:margin-bottom="0.529cm" fo:line-height="100%" fo:text-align="center" style:justify-single-word="false" fo:padding-left="0cm" fo:padding-right="0cm" fo:padding-top="0cm" fo:padding-bottom="0.141cm" fo:border-left="none" fo:border-right="none" fo:border-top="none" fo:border-bottom="0.99pt solid #4f81bd"/>
      <style:text-properties fo:color="#17365d" style:font-name="Courier 10 Pitch"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ytuł_20_Znak" style:display-name="Tytuł Znak"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Podtytuł_20_Znak" style:display-name="Podtytuł Znak"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Nagłówek_20_1_20_Znak" style:display-name="Nagłówek 1 Znak"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Nagłówek_20_2_20_Znak" style:display-name="Nagłówek 2 Znak"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8.88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tz</meta:initial-creator>
    <dc:creator>marcin </dc:creator>
    <meta:editing-cycles>33</meta:editing-cycles>
    <meta:creation-date>2013-05-09T16:11:00</meta:creation-date>
    <dc:date>2013-06-09T23:32:49</dc:date>
    <meta:editing-duration>PT4M30S</meta:editing-duration>
    <meta:generator>LibreOffice/3.5$Linux_X86_64 LibreOffice_project/350m1$Build-2</meta:generator>
    <meta:document-statistic meta:table-count="0" meta:image-count="0" meta:object-count="0" meta:page-count="2" meta:paragraph-count="20" meta:word-count="399" meta:character-count="2892" meta:non-whitespace-character-count="25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